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textarea-horizontal-align="justify" draw:textarea-vertical-align="top" draw:auto-grow-height="false" fo:min-height="3.778cm" fo:min-width="3.62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766cm" fo:min-width="3.73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top" draw:auto-grow-height="false" fo:min-height="4.568cm" fo:min-width="3.61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435cm" fo:min-width="3.66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horizontal-align="justify" draw:textarea-vertical-align="top" draw:auto-grow-height="false" fo:min-height="5.068cm" fo:min-width="3.61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948cm" fo:min-width="3.61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fo:font-style="italic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6cm" svg:height="4.5cm" svg:x="6.253cm" svg:y="0.8cm">
          <text:p text:style-name="P1">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6cm" svg:height="3.378cm" svg:x="6.253cm" svg:y="1.922cm">
          <text:p text:style-name="P2"><text:span text:style-name="T1">Types:</text:span></text:p>
          <text:list text:style-name="L1">
            <text:list-item>
              <text:p text:style-name="P2"><text:span text:style-name="T1">Tree</text:span></text:p>
            </text:list-item>
            <text:list-item>
              <text:p text:style-name="P2"><text:span text:style-name="T1">Kernel</text:span></text:p>
            </text:list-item>
          </text:list>
          <text:p text:style-name="P2"><text:span text:style-name="T1">Attributes:</text:span></text:p>
          <text:list text:continue-numbering="true" text:style-name="L1">
            <text:list-item>
              <text:p text:style-name="P2"><text:span text:style-name="T1">tree</text:span></text:p>
            </text:list-item>
            <text:list-item>
              <text:p text:style-name="P2"><text:span text:style-name="T1">kernel []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6cm" svg:height="5.3cm" svg:x="0.053cm" svg:y="0.4cm">
          <text:p text:style-name="P1">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6cm" svg:height="4.121cm" svg:x="0.053cm" svg:y="1.579cm">
          <text:p text:style-name="P2"><text:span text:style-name="T1">Types:</text:span></text:p>
          <text:list text:style-name="L1">
            <text:list-item>
              <text:p text:style-name="P2"><text:span text:style-name="T1">Multipol</text:span></text:p>
            </text:list-item>
            <text:list-item>
              <text:p text:style-name="P2"><text:span text:style-name="T1">Local</text:span></text:p>
            </text:list-item>
            <text:list-item>
              <text:p text:style-name="P2"><text:span text:style-name="T1">Particle Data</text:span></text:p>
            </text:list-item>
            <text:list-item>
              <text:p text:style-name="P2"><text:span text:style-name="T1">Particle Rhs</text:span></text:p>
            </text:list-item>
          </text:list>
          <text:p text:style-name="P2"><text:span text:style-name="T1">Attributes:</text:span></text:p>
          <text:list text:continue-numbering="true" text:style-name="L1">
            <text:list-item>
              <text:p text:style-name="P2"><text:span text:style-name="T1">Cells</text:span></text:p>
            </text:list-item>
            <text:list-item>
              <text:p text:style-name="P2"><text:span text:style-name="T1">Particl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4.6cm" svg:height="5.8cm" svg:x="12.353cm" svg:y="0.152cm">
          <text:p text:style-name="P1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cm" svg:height="4.68cm" svg:x="12.353cm" svg:y="1.272cm">
          <text:p text:style-name="P2"><text:span text:style-name="T1">Types:</text:span></text:p>
          <text:list text:style-name="L1">
            <text:list-item>
              <text:p text:style-name="P2"><text:span text:style-name="T1">Multipole</text:span></text:p>
            </text:list-item>
            <text:list-item>
              <text:p text:style-name="P2"><text:span text:style-name="T1">Local</text:span></text:p>
            </text:list-item>
            <text:list-item>
              <text:p text:style-name="P2"><text:span text:style-name="T1">Particle Data</text:span></text:p>
            </text:list-item>
            <text:list-item>
              <text:p text:style-name="P2"><text:span text:style-name="T1">Particle Rhs</text:span></text:p>
            </text:list-item>
          </text:list>
          <text:p text:style-name="P2"><text:span text:style-name="T1">Attributes:</text:span></text:p>
          <text:p text:style-name="P2"><text:span text:style-name="T1">Whatever is needed</text:span><text:span text:style-name="T1"><text:line-break/></text:span><text:span text:style-name="T1">to compute the inter-</text:span><text:span text:style-name="T1"><text:line-break/></text:span><text:span text:style-name="T1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svg:x1="6.253cm" svg:y1="3.05cm" svg:x2="4.653cm" svg:y2="3.05cm" draw:start-shape="id1" draw:start-glue-point="3" draw:end-shape="id2" svg:d="M6253 3050h-1600" svg:viewBox="0 0 1601 1">
          <text:p/>
        </draw:connector>
        <draw:connector draw:style-name="gr7" draw:text-style-name="P4" draw:layer="layout" draw:type="curve" svg:x1="10.853cm" svg:y1="3.05cm" svg:x2="12.353cm" svg:y2="3.052cm" draw:start-shape="id1" draw:start-glue-point="1" draw:end-shape="id3" svg:d="M10853 3050c1126 0 377 2 1500 2" svg:viewBox="0 0 1501 3">
          <text:p/>
        </draw:connector>
        <draw:path draw:style-name="gr8" draw:text-style-name="P4" draw:layer="layout" svg:width="4.71cm" svg:height="1.78cm" draw:transform="rotate (-2.66075444466536) translate (8.45300004163335cm 5.30000007980681cm)" svg:viewBox="0 0 4711 1781" svg:d="M0 0c2594 0 2637 135 3215 324 578 188 1496 1457 1496 1457">
          <text:p/>
        </draw:path>
        <draw:frame draw:style-name="gr9" draw:text-style-name="P5" draw:layer="layout" svg:width="4.1cm" svg:height="0.962cm" svg:x="3.353cm" svg:y="6.5cm">
          <draw:text-box>
            <text:p text:style-name="P1"><text:span text:style-name="T2">(1) Query data</text:span></text:p>
          </draw:text-box>
        </draw:frame>
        <draw:path draw:style-name="gr8" draw:text-style-name="P4" draw:layer="layout" svg:width="4.058cm" svg:height="1.694cm" draw:transform="skewX (-0.162664686285871) rotate (2.57488424546723) translate (11.8777482724595cm 7.48228513848446cm)" svg:viewBox="0 0 4059 1695" svg:d="M4059 0c-2235 0-2272 128-2770 308s-1289 1387-1289 1387">
          <text:p/>
        </draw:path>
        <draw:frame draw:style-name="gr9" draw:text-style-name="P5" draw:layer="layout" svg:width="4.1cm" svg:height="0.962cm" svg:x="8.753cm" svg:y="6.5cm">
          <draw:text-box>
            <text:p text:style-name="P1"><text:span text:style-name="T2">(2) Call ker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1T10:47:12.140681622</meta:creation-date>
    <dc:date>2020-04-01T11:16:19.989360132</dc:date>
    <meta:editing-duration>PT25M48S</meta:editing-duration>
    <meta:editing-cycles>18</meta:editing-cycles>
    <meta:generator>LibreOffice/6.0.7.3$Linux_X86_64 LibreOffice_project/00m0$Build-3</meta:generator>
    <meta:document-statistic meta:object-count="12"/>
  </office:meta>
</office:document-meta>
</file>